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8.75mm" fo:margin-left="16.83mm" table:align="left" style:writing-mode="lr-tb"/>
    </style:style>
    <style:style style:name="Table1.A" style:family="table-column">
      <style:table-column-properties style:column-width="109.84mm"/>
    </style:style>
    <style:style style:name="Table1.B" style:family="table-column">
      <style:table-column-properties style:column-width="4.36mm"/>
    </style:style>
    <style:style style:name="Table1.C" style:family="table-column">
      <style:table-column-properties style:column-width="24.55mm"/>
    </style:style>
    <style:style style:name="Table1.1" style:family="table-row">
      <style:table-row-properties style:row-height="41.12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1.38mm" fo:keep-together="auto"/>
    </style:style>
    <style:style style:name="Table1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Table4" style:family="table">
      <style:table-properties style:width="156.63mm" table:align="margins" style:writing-mode="lr-tb"/>
    </style:style>
    <style:style style:name="Table4.A" style:family="table-column">
      <style:table-column-properties style:column-width="78.32mm" style:rel-column-width="32767*"/>
    </style:style>
    <style:style style:name="Table4.B" style:family="table-column">
      <style:table-column-properties style:column-width="78.32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0.5pt" fo:letter-spacing="-0.14mm" fo:font-weight="bold" style:font-size-asian="10.5pt" style:font-weight-asian="bold" style:text-scale="105%"/>
    </style:style>
    <style:style style:name="P2" style:family="paragraph" style:parent-style-name="Standard">
      <style:paragraph-properties fo:margin-top="5.08mm" fo:margin-bottom="0mm" fo:text-align="center" style:justify-single-word="false"/>
    </style:style>
    <style:style style:name="P3" style:family="paragraph" style:parent-style-name="Standard">
      <style:paragraph-properties fo:margin-top="0mm" fo:margin-bottom="2.82mm" fo:line-height="0.35mm"/>
    </style:style>
    <style:style style:name="P4" style:family="paragraph" style:parent-style-name="Standard">
      <style:paragraph-properties fo:margin-left="1.27mm" fo:margin-right="0mm" fo:margin-top="3.81mm" fo:margin-bottom="0mm" fo:text-indent="0mm" style:auto-text-indent="false">
        <style:tab-stops>
          <style:tab-stop style:position="116.52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.27mm" fo:margin-right="0mm" fo:margin-top="8.89mm" fo:margin-bottom="0mm" fo:text-indent="0mm" style:auto-text-indent="false">
        <style:tab-stops>
          <style:tab-stop style:position="45.79mm" style:leader-style="dotted" style:leader-text="."/>
          <style:tab-stop style:position="73.92mm" style:leader-style="dotted" style:leader-text="."/>
          <style:tab-stop style:position="112.34mm" style:type="right" style:leader-style="dotted" style:leader-text="."/>
        </style:tab-stops>
      </style:paragraph-properties>
    </style:style>
    <style:style style:name="P6" style:family="paragraph" style:parent-style-name="Frame_20_contents">
      <style:paragraph-properties fo:margin-left="1.27mm" fo:margin-right="0mm" fo:line-height="85%" fo:text-indent="0mm" style:auto-text-indent="false"/>
    </style:style>
    <style:style style:name="P7" style:family="paragraph" style:parent-style-name="Frame_20_contents">
      <style:paragraph-properties fo:margin-left="1.27mm" fo:margin-right="0mm" fo:margin-top="3.81mm" fo:margin-bottom="2.12mm" fo:line-height="86%" fo:text-indent="0mm" style:auto-text-indent="false"/>
    </style:style>
    <style:style style:name="P8" style:family="paragraph" style:parent-style-name="Frame_20_contents">
      <style:paragraph-properties fo:margin-left="1.27mm" fo:margin-right="0mm" fo:margin-top="2.54mm" fo:margin-bottom="1.91mm" fo:line-height="87%" fo:text-indent="0mm" style:auto-text-indent="false">
        <style:tab-stops>
          <style:tab-stop style:position="60.27mm" style:type="right"/>
        </style:tab-stops>
      </style:paragraph-properties>
    </style:style>
    <style:style style:name="P9" style:family="paragraph" style:parent-style-name="Standard">
      <style:paragraph-properties fo:margin-left="7.62mm" fo:margin-right="0mm" fo:text-indent="0mm" style:auto-text-indent="false">
        <style:tab-stops>
          <style:tab-stop style:position="128.15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128.15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7.62mm" fo:margin-right="29.21mm" fo:margin-top="3.81mm" fo:margin-bottom="0mm" fo:text-align="justify" style:justify-single-word="false" fo:text-indent="0mm" style:auto-text-indent="false"/>
    </style:style>
    <style:style style:name="P12" style:family="paragraph" style:parent-style-name="Frame_20_contents">
      <style:paragraph-properties fo:margin-left="53.34mm" fo:margin-right="0mm" fo:line-height="85%" fo:text-indent="0mm" style:auto-text-indent="false"/>
      <style:text-properties fo:color="#000000" style:font-name="Times New Roman" fo:font-size="7.5pt" fo:letter-spacing="-0.18mm" style:font-size-asian="7.5pt" style:text-scale="110%"/>
    </style:style>
    <style:style style:name="P13" style:family="paragraph" style:parent-style-name="Frame_20_contents">
      <style:paragraph-properties fo:margin-left="1.27mm" fo:margin-right="0mm" fo:line-height="85%" fo:text-indent="0mm" style:auto-text-indent="false"/>
      <style:text-properties fo:color="#000000" style:font-name="Times New Roman" fo:font-size="7.5pt" style:font-size-asian="7.5pt" style:text-scale="110%"/>
    </style:style>
    <style:style style:name="P14" style:family="paragraph" style:parent-style-name="Frame_20_contents">
      <style:paragraph-properties fo:margin-left="1.27mm" fo:margin-right="0mm" fo:margin-top="3.81mm" fo:margin-bottom="2.12mm" fo:line-height="86%" fo:text-indent="0mm" style:auto-text-indent="false"/>
      <style:text-properties fo:color="#000000" style:font-name="Times New Roman" fo:font-size="7.5pt" fo:letter-spacing="-0.18mm" style:font-size-asian="7.5pt" style:text-scale="110%"/>
    </style:style>
    <style:style style:name="P15" style:family="paragraph" style:parent-style-name="Standard" style:master-page-name="Standard">
      <style:paragraph-properties fo:margin-top="0.05mm" fo:margin-bottom="0mm" fo:line-height="0.35mm" style:page-number="auto"/>
    </style:style>
    <style:style style:name="P16" style:family="paragraph" style:parent-style-name="Standard">
      <style:paragraph-properties fo:margin-left="7.96mm" fo:margin-right="0mm" fo:text-align="center" style:justify-single-word="false" fo:text-indent="0mm" style:auto-text-indent="false"/>
      <style:text-properties fo:color="#000000" style:font-name="Times New Roman" fo:font-size="13pt" fo:font-weight="bold" style:font-size-asian="13pt" style:font-weight-asian="bold" style:text-scale="105%"/>
    </style:style>
    <style:style style:name="P17" style:family="paragraph" style:parent-style-name="Standard">
      <style:paragraph-properties fo:margin-left="7.96mm" fo:margin-right="0mm" fo:text-align="center" style:justify-single-word="false" fo:text-indent="0mm" style:auto-text-indent="false"/>
      <style:text-properties fo:color="#000000" style:font-name="Times New Roman" fo:font-size="36pt" fo:font-weight="bold" style:font-size-asian="36pt" style:font-weight-asian="bold" style:font-size-complex="36pt" style:text-scale="105%"/>
    </style:style>
    <style:style style:name="P18" style:family="paragraph" style:parent-style-name="Standard">
      <style:paragraph-properties fo:margin-left="7.96mm" fo:margin-right="0mm" fo:text-indent="0mm" style:auto-text-indent="false"/>
      <style:text-properties fo:color="#000000" style:font-name="Times New Roman" fo:font-size="26pt" fo:font-weight="bold" style:font-size-asian="26pt" style:font-weight-asian="bold" style:text-scale="105%"/>
    </style:style>
    <style:style style:name="P19" style:family="paragraph" style:parent-style-name="Standard">
      <style:paragraph-properties fo:margin-left="0mm" fo:margin-right="6.35mm" fo:text-align="end" style:justify-single-word="false" fo:text-indent="0mm" style:auto-text-indent="false"/>
      <style:text-properties fo:color="#000000" style:font-name="Times New Roman" fo:font-size="7.5pt" fo:font-weight="bold" style:font-size-asian="7.5pt" style:font-weight-asian="bold"/>
    </style:style>
    <style:style style:name="P20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21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7.5pt" fo:letter-spacing="-0.05mm" fo:font-weight="bold" style:font-size-asian="7.5pt" style:font-weight-asian="bold"/>
    </style:style>
    <style:style style:name="P22" style:family="paragraph" style:parent-style-name="Standard">
      <style:paragraph-properties fo:margin-left="1.27mm" fo:margin-right="0mm" fo:text-indent="0mm" style:auto-text-indent="false">
        <style:tab-stops>
          <style:tab-stop style:position="37.18mm"/>
        </style:tab-stops>
      </style:paragraph-properties>
      <style:text-properties fo:color="#000000" style:font-name="Times New Roman" fo:font-size="7.5pt" fo:letter-spacing="-0.09mm" fo:font-weight="bold" style:font-size-asian="7.5pt" style:font-weight-asian="bold"/>
    </style:style>
    <style:style style:name="P23" style:family="paragraph" style:parent-style-name="Standard">
      <style:paragraph-properties fo:margin-left="1.27mm" fo:margin-right="0mm" fo:margin-top="3.18mm" fo:margin-bottom="0mm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24" style:family="paragraph" style:parent-style-name="Standard">
      <style:paragraph-properties fo:margin-left="1.27mm" fo:margin-right="0mm" fo:margin-top="0.64mm" fo:margin-bottom="3.81mm" fo:text-indent="0mm" style:auto-text-indent="false"/>
      <style:text-properties fo:color="#000000" style:font-name="Times New Roman" fo:font-size="8.5pt" fo:letter-spacing="-0.18mm" style:font-size-asian="8.5pt" style:text-scale="110%"/>
    </style:style>
    <style:style style:name="P25" style:family="paragraph" style:parent-style-name="Standard">
      <style:paragraph-properties fo:margin-left="12.7mm" fo:margin-right="0mm" fo:margin-top="3.81mm" fo:margin-bottom="0mm" fo:text-indent="0mm" style:auto-text-indent="false">
        <style:tab-stops>
          <style:tab-stop style:position="62.35mm" style:leader-style="dotted" style:leader-text="."/>
          <style:tab-stop style:position="134.94mm" style:type="right" style:leader-style="dotted" style:leader-text="."/>
        </style:tab-stops>
      </style:paragraph-properties>
      <style:text-properties fo:color="#000000" style:font-name="Times New Roman" fo:font-size="9pt" style:font-size-asian="9pt" style:text-scale="110%"/>
    </style:style>
    <style:style style:name="P26" style:family="paragraph" style:parent-style-name="Standard" style:list-style-name="WWNum1">
      <style:paragraph-properties fo:margin-left="8.89mm" fo:margin-right="0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  <style:text-properties fo:color="#000000" style:font-name="Times New Roman" fo:font-size="9pt" fo:letter-spacing="-0.11mm" style:font-size-asian="9pt" style:text-scale="110%"/>
    </style:style>
    <style:style style:name="P27" style:family="paragraph" style:parent-style-name="Standard" style:list-style-name="WWNum1">
      <style:paragraph-properties fo:margin-left="8.89mm" fo:margin-right="0mm" fo:margin-top="3.81mm" fo:margin-bottom="0mm" fo:text-indent="-6.35mm" style:auto-text-indent="false">
        <style:tab-stops>
          <style:tab-stop style:position="8.89mm" style:type="char" style:char="."/>
        </style:tab-stops>
      </style:paragraph-properties>
      <style:text-properties fo:color="#000000" style:font-name="Times New Roman" fo:font-size="9pt" fo:letter-spacing="-0.11mm" style:font-size-asian="9pt" style:text-scale="110%"/>
    </style:style>
    <style:style style:name="P28" style:family="paragraph" style:parent-style-name="Standard" style:list-style-name="WWNum1">
      <style:paragraph-properties fo:margin-left="8.89mm" fo:margin-right="25.4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29" style:family="paragraph" style:parent-style-name="Standard" style:list-style-name="WWNum1">
      <style:paragraph-properties fo:margin-left="8.89mm" fo:margin-right="33.02mm" fo:margin-top="3.81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30" style:family="paragraph" style:parent-style-name="Standard" style:list-style-name="WWNum2">
      <style:paragraph-properties fo:margin-left="8.89mm" fo:margin-right="27.94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31" style:family="paragraph" style:parent-style-name="Standard" style:list-style-name="WWNum2">
      <style:paragraph-properties fo:margin-left="8.89mm" fo:margin-right="29.21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32" style:family="paragraph" style:parent-style-name="Standard">
      <style:paragraph-properties fo:margin-left="96.52mm" fo:margin-right="0mm" fo:line-height="86%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33" style:family="paragraph" style:parent-style-name="Standard">
      <style:paragraph-properties fo:margin-left="72.39mm" fo:margin-right="0mm" fo:margin-top="3.81mm" fo:margin-bottom="9.53mm" fo:text-indent="0mm" style:auto-text-indent="false">
        <style:tab-stops>
          <style:tab-stop style:position="137.11mm" style:type="right" style:leader-style="dotted" style:leader-text="."/>
        </style:tab-stops>
      </style:paragraph-properties>
      <style:text-properties fo:color="#000000" style:font-name="Times New Roman" fo:font-size="9pt" fo:letter-spacing="-0.14mm" style:font-size-asian="9pt" style:text-scale="110%"/>
    </style:style>
    <style:style style:name="P34" style:family="paragraph" style:parent-style-name="Standard">
      <style:paragraph-properties fo:margin-left="72.39mm" fo:margin-right="0mm" fo:margin-top="0.64mm" fo:margin-bottom="2.54mm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35" style:family="paragraph" style:parent-style-name="Standard">
      <style:paragraph-properties fo:margin-left="0mm" fo:margin-right="0mm" fo:margin-top="0.64mm" fo:margin-bottom="0mm" fo:line-height="87%" fo:text-indent="0mm" style:auto-text-indent="false"/>
      <style:text-properties fo:color="#000000" style:font-name="Times New Roman" fo:font-size="7.5pt" fo:letter-spacing="-0.26mm" style:font-size-asian="7.5pt" style:text-scale="110%"/>
    </style:style>
    <style:style style:name="P3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T1" style:family="text">
      <style:text-properties fo:color="#000000" style:font-name="Times New Roman" fo:font-size="10.5pt" fo:letter-spacing="-0.14mm" fo:font-weight="bold" style:font-size-asian="10.5pt" style:font-weight-asian="bold" style:text-scale="105%"/>
    </style:style>
    <style:style style:name="T2" style:family="text">
      <style:text-properties fo:color="#000000" style:font-name="Times New Roman" fo:font-size="10.5pt" fo:letter-spacing="-0.18mm" fo:font-weight="bold" style:font-size-asian="10.5pt" style:font-weight-asian="bold" style:text-scale="105%"/>
    </style:style>
    <style:style style:name="T3" style:family="text">
      <style:text-properties fo:color="#000000" style:font-name="Times New Roman" fo:font-size="10.5pt" fo:font-weight="bold" style:font-size-asian="10.5pt" style:font-weight-asian="bold" style:text-scale="105%"/>
    </style:style>
    <style:style style:name="T4" style:family="text">
      <style:text-properties fo:color="#000000" style:font-name="Times New Roman" fo:font-size="9pt" fo:letter-spacing="-0.11mm" fo:font-weight="bold" style:font-size-asian="9pt" style:font-weight-asian="bold" style:text-scale="110%"/>
    </style:style>
    <style:style style:name="T5" style:family="text">
      <style:text-properties fo:color="#000000" style:font-name="Times New Roman" fo:font-size="9pt" fo:letter-spacing="-0.18mm" style:font-size-asian="9pt" style:text-scale="110%"/>
    </style:style>
    <style:style style:name="T6" style:family="text">
      <style:text-properties fo:color="#000000" style:font-name="Times New Roman" fo:font-size="9pt" style:font-size-asian="9pt" style:text-scale="110%"/>
    </style:style>
    <style:style style:name="T7" style:family="text">
      <style:text-properties fo:color="#000000" style:font-name="Times New Roman" fo:font-size="9pt" fo:letter-spacing="-0.28mm" style:font-size-asian="9pt" style:text-scale="110%"/>
    </style:style>
    <style:style style:name="T8" style:family="text">
      <style:text-properties fo:color="#000000" style:font-name="Times New Roman" fo:font-size="9pt" fo:letter-spacing="-0.21mm" style:font-size-asian="9pt" style:text-scale="110%"/>
    </style:style>
    <style:style style:name="T9" style:family="text">
      <style:text-properties fo:color="#000000" style:font-name="Times New Roman" fo:font-size="9pt" fo:letter-spacing="-0.16mm" style:font-size-asian="9pt" style:text-scale="110%"/>
    </style:style>
    <style:style style:name="T10" style:family="text">
      <style:text-properties fo:color="#000000" style:font-name="Times New Roman" fo:font-size="9pt" fo:letter-spacing="-0.23mm" style:font-size-asian="9pt" style:text-scale="110%"/>
    </style:style>
    <style:style style:name="T11" style:family="text">
      <style:text-properties fo:color="#000000" style:font-name="Times New Roman" fo:font-size="9pt" fo:letter-spacing="-0.25mm" style:font-size-asian="9pt" style:text-scale="110%"/>
    </style:style>
    <style:style style:name="T12" style:family="text">
      <style:text-properties fo:color="#000000" style:font-name="Times New Roman" fo:font-size="9pt" fo:letter-spacing="-0.19mm" style:font-size-asian="9pt" style:text-scale="110%"/>
    </style:style>
    <style:style style:name="T13" style:family="text">
      <style:text-properties fo:color="#000000" style:font-name="Times New Roman" fo:font-size="9pt" fo:letter-spacing="-0.14mm" style:font-size-asian="9pt" style:text-scale="110%"/>
    </style:style>
    <style:style style:name="T14" style:family="text">
      <style:text-properties fo:color="#000000" style:font-name="Times New Roman" fo:font-size="7.5pt" style:font-size-asian="7.5pt" style:text-scale="110%"/>
    </style:style>
    <style:style style:name="T15" style:family="text">
      <style:text-properties fo:color="#000000" style:font-name="Times New Roman" fo:font-size="7.5pt" fo:letter-spacing="-0.26mm" style:font-size-asian="7.5pt" style:text-scale="110%"/>
    </style:style>
    <style:style style:name="T16" style:family="text">
      <style:text-properties fo:color="#000000" style:font-name="Times New Roman" fo:font-size="7.5pt" fo:letter-spacing="-0.18mm" style:font-size-asian="7.5pt" style:text-scale="110%"/>
    </style:style>
    <style:style style:name="T17" style:family="text">
      <style:text-properties fo:color="#000000" style:font-name="Times New Roman" fo:font-size="7.5pt" fo:letter-spacing="-0.21mm" style:font-size-asian="7.5pt" style:text-scale="110%"/>
    </style:style>
    <style:style style:name="T1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3" style:family="text">
      <style:text-properties fo:color="#000000" style:text-line-through-style="none" style:text-position="0% 100%" style:font-name="Times New Roman" fo:font-size="9.5pt" fo:letter-spacing="0.11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24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5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9pt" style:text-scale="100%"/>
    </style:style>
    <style:style style:name="T26" style:family="text">
      <style:text-properties style:text-line-through-style="none" style:text-position="0% 100%" fo:font-size="9.5pt" fo:letter-spacing="0.18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THE COMPANIES ACT <text:line-break/></text:span><text:span text:style-name="T2">(CHAPTER 50) <text:line-break/></text:span><text:span text:style-name="T4">SECTION 61(1)(b)(iii)</text:span></text:p>
            <text:p text:style-name="P2"><text:span text:style-name="T1">STATUTORY DECLARATION OF COMPLIANCE <text:line-break/>BY COMPANY THAT HAS ISSUED <text:line-break/></text:span><text:span text:style-name="T3">PROSPECTU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6">FORM</text:p>
            <text:p text:style-name="P17">22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P18">22</text:p>
          </table:table-cell>
        </table:table-row>
      </table:table>
      <text:p text:style-name="P3"/>
      <text:p text:style-name="P19">Folio No</text:p>
      <text:p text:style-name="P20">Name of Company: <text:span text:style-name="T25"><text:placeholder text:placeholder-type="text">&lt;o.name&gt;</text:placeholder></text:span></text:p>
      <text:p text:style-name="P23">Company No: <text:span text:style-name="T25"><text:placeholder text:placeholder-type="text">&lt;o.uen&gt;</text:placeholder></text:span></text:p>
      <text:p text:style-name="P25">I, <text:span text:style-name="T26"><text:placeholder text:placeholder-type="text">&lt;get_director1(o.id)['name']&gt;</text:placeholder></text:span>, of <text:span text:style-name="T26"><text:placeholder text:placeholder-type="text">&lt;get_partner_full_address(get_director1(o.id)['id'])&gt;</text:placeholder></text:span></text:p>
      <text:p text:style-name="P4"><text:span text:style-name="T7">*NRIC/Pas sport No </text:span><text:span text:style-name="T23"><text:placeholder text:placeholder-type="text">&lt;get_director1(o.id)['nric']&gt;</text:placeholder></text:span><text:span text:style-name="T23"> </text:span><text:span text:style-name="T8">do solemnly and sincerely declare that —</text:span></text:p>
      <text:list xml:id="list5671267771" text:style-name="WWNum1">
        <text:list-item>
          <text:p text:style-name="P26">I am *the Secretary/one of the directors of the abovenamed company;</text:p>
        </text:list-item>
        <text:list-item>
          <text:p text:style-name="P28"><text:span text:style-name="T8">No money is or may become liable to be repaid to the applicants for any shares or debentures offered </text:span><text:span text:style-name="T9">for public subscription by reason of any failure to apply for or obtain permission for listing for </text:span><text:span text:style-name="T10">quotation on any Stock Exchange;</text:span></text:p>
        </text:list-item>
        <text:list-item>
          <text:p text:style-name="P27">The minimum amount which, in the opinion of the directors, must be raised by the issue of shares in</text:p>
        </text:list-item>
      </text:list>
      <text:p text:style-name="P10"><text:span text:style-name="T5">order to provide for the matters specified in the prospectus dated the<text:tab/></text:span><text:span text:style-name="T6">, by</text:span></text:p>
      <text:p text:style-name="P9"><text:span text:style-name="T5">virtue of paragraph 4 in Part I of the Fifth Schedule to the Companies Act, is <text:tab/></text:span><text:span text:style-name="T6">,</text:span></text:p>
      <text:list xml:id="list441562689" text:continue-numbering="true" text:style-name="WWNum1">
        <text:list-item>
          <text:p text:style-name="P29"><text:span text:style-name="T11">Shares held subject to the payment of the whole amount thereof in cash have been allotted to an </text:span><text:span text:style-name="T5">amount not less in the whole than the minimum subscription;</text:span></text:p>
        </text:list-item>
      </text:list>
      <text:list xml:id="list1537764510" text:style-name="WWNum2">
        <text:list-item>
          <text:p text:style-name="P30"><text:span text:style-name="T8">Every director of the company has paid to the company on each of the shares taken or contracted to </text:span><text:span text:style-name="T5">be taken by him, and for which he is liable to pay in cash, a proportion equal to the proportion payable on application and allotment on the shares offered for public subscription;</text:span></text:p>
        </text:list-item>
        <text:list-item>
          <text:p text:style-name="P31"><text:span text:style-name="T10">No director of the company has taken or contracted to take any share or shares in the company for </text:span><text:span text:style-name="T5">which he is liable to pay in cash,</text:span></text:p>
        </text:list-item>
      </text:list>
      <text:p text:style-name="P11"><text:span text:style-name="T12">and I make this solemn declaration by virtue of the provisions of the Oaths and Declarations Act </text:span><text:span text:style-name="T8">(Cap. 211), and subject to the penalties provided by that Act for the making of false statements in </text:span><text:span text:style-name="T5">statutory declarations, conscientiously believing the statements contained in this declaration to be true in every particular.</text:span></text:p>
      <text:p text:style-name="P5"><text:span text:style-name="T5">Declared at<text:tab/></text:span><text:span text:style-name="T13">, this<text:tab/></text:span><text:span text:style-name="T6"> day of<text:tab/></text:span></text:p>
      <text:p text:style-name="P32">Before me —</text:p>
      <text:p text:style-name="P33">Signature: <text:tab/><text:bookmark text:name="_GoBack"/></text:p>
      <text:p text:style-name="P34">Name of Commissioner for Oaths/Notary Public</text:p>
      <text:p text:style-name="P24">*Delete where inapplicable</text:p>
      <text:p text:style-name="P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<text:span text:style-name="T18">Lodged in the office of the Registrar of Companies &amp; </text:span><text:span text:style-name="T19">Businesses by</text:span></text:p>
            <text:p text:style-name="P38">Name:</text:p>
            <text:p text:style-name="P40">Address:</text:p>
            <text:p text:style-name="P41"><text:span text:style-name="T21">A/c No:<text:tab/></text:span><text:span text:style-name="T20">Tel No:</text:span></text:p>
            <text:p text:style-name="P42">Fax No: </text:p>
          </table:table-cell>
          <table:table-cell table:style-name="Table4.A1" office:value-type="string">
            <text:p text:style-name="P37">For Official Use</text:p>
            <text:p text:style-name="P43"><text:span text:style-name="T22">Date of Registration: </text:span><text:span text:style-name="T20">Receipt No:</text:span></text:p>
            <text:p text:style-name="P39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-0.11mm" fo:language="en" fo:country="US" style:font-size-asian="9pt" style:text-scale="110%"/>
    </style:style>
    <style:style style:name="ListLabel_20_2" style:display-name="ListLabel 2" style:family="text">
      <style:text-properties fo:color="#000000" style:text-line-through-style="none" style:text-position="0% 100%" fo:font-size="9pt" fo:letter-spacing="-0.21mm" fo:language="en" fo:country="US" style:font-size-asian="9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*(" style:num-suffix=")" style:num-format="a" text:start-value="5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28mm" fo:margin-bottom="0.42mm" fo:margin-left="29.39mm" fo:margin-right="29.88mm" style:writing-mode="lr-tb" style:layout-grid-color="#c0c0c0" style:layout-grid-lines="2667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1</meta:editing-cycles>
    <meta:creation-date>2015-12-16T06:09:00</meta:creation-date>
    <dc:date>2016-01-04T22:24:14</dc:date>
    <meta:editing-duration>PT1M12S</meta:editing-duration>
    <meta:generator>LibreOffice/3.5$Linux_X86_64 LibreOffice_project/350m1$Build-2</meta:generator>
    <meta:document-statistic meta:table-count="2" meta:image-count="0" meta:object-count="0" meta:page-count="1" meta:paragraph-count="32" meta:word-count="358" meta:character-count="2114" meta:non-whitespace-character-count="17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